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ca5faa5"/>
    </style:style>
    <style:style style:name="P51" style:family="paragraph" style:parent-style-name="Standard">
      <style:text-properties officeooo:paragraph-rsid="0ca6ddb9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ce58c9e"/>
    </style:style>
    <style:style style:name="P60" style:family="paragraph" style:parent-style-name="Standard">
      <style:text-properties officeooo:paragraph-rsid="0d13f73f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804757"/>
    </style:style>
    <style:style style:name="P66" style:family="paragraph" style:parent-style-name="Standard">
      <style:text-properties officeooo:paragraph-rsid="0da26ad3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b40abc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ce9327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ddfbc49"/>
    </style:style>
    <style:style style:name="P76" style:family="paragraph" style:parent-style-name="Standard">
      <style:text-properties officeooo:paragraph-rsid="0deb3f7d"/>
    </style:style>
    <style:style style:name="P77" style:family="paragraph" style:parent-style-name="Footnote">
      <style:text-properties officeooo:paragraph-rsid="04473353"/>
    </style:style>
    <style:style style:name="P78" style:family="paragraph" style:parent-style-name="Footnote">
      <style:text-properties officeooo:paragraph-rsid="0cf7e116"/>
    </style:style>
    <style:style style:name="P79" style:family="paragraph" style:parent-style-name="Footnote">
      <style:text-properties officeooo:paragraph-rsid="0d2b38cd"/>
    </style:style>
    <style:style style:name="P80" style:family="paragraph" style:parent-style-name="Footnote">
      <style:text-properties officeooo:rsid="043ccc66" officeooo:paragraph-rsid="0dca2508"/>
    </style:style>
    <style:style style:name="P81" style:family="paragraph" style:parent-style-name="Footnote">
      <style:text-properties officeooo:rsid="043ccc66" officeooo:paragraph-rsid="0dd4342a"/>
    </style:style>
    <style:style style:name="P82" style:family="paragraph" style:parent-style-name="Footnote">
      <style:text-properties officeooo:paragraph-rsid="0dd87f5b"/>
    </style:style>
    <style:style style:name="P83" style:family="paragraph" style:parent-style-name="Standard">
      <style:text-properties officeooo:paragraph-rsid="0e0f3ce4"/>
    </style:style>
    <style:style style:name="P84" style:family="paragraph" style:parent-style-name="Standard">
      <style:text-properties officeooo:rsid="0e12a1f2" officeooo:paragraph-rsid="0e12a1f2"/>
    </style:style>
    <style:style style:name="P85" style:family="paragraph" style:parent-style-name="Standard">
      <style:text-properties officeooo:paragraph-rsid="0e12a1f2"/>
    </style:style>
    <style:style style:name="P86" style:family="paragraph" style:parent-style-name="Standard">
      <style:text-properties officeooo:paragraph-rsid="0e153b91"/>
    </style:style>
    <style:style style:name="P87" style:family="paragraph" style:parent-style-name="Footnote">
      <style:text-properties officeooo:paragraph-rsid="0e1736d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5" style:family="paragraph" style:parent-style-name="Standard">
      <style:text-properties officeooo:paragraph-rsid="0e19ec07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5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style:text-underline-style="none"/>
    </style:style>
    <style:style style:name="T265" style:family="text">
      <style:text-properties fo:color="#000000" loext:opacity="100%" style:text-line-through-style="none" style:text-line-through-type="none" style:text-underline-style="none" officeooo:rsid="0aabd8f8"/>
    </style:style>
    <style:style style:name="T26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26" style:family="text">
      <style:text-properties fo:color="#000000" loext:opacity="100%" officeooo:rsid="004804ae"/>
    </style:style>
    <style:style style:name="T327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officeooo:rsid="047da547"/>
    </style:style>
    <style:style style:name="T36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3" style:family="text">
      <style:text-properties style:use-window-font-color="true" loext:opacity="0%" style:font-name="Liberation Sans" fo:font-size="12pt" style:font-size-asian="12pt" style:font-size-complex="12pt"/>
    </style:style>
    <style:style style:name="T38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6" style:family="text">
      <style:text-properties officeooo:rsid="04473353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9" style:family="text">
      <style:text-properties officeooo:rsid="0a6f0a69"/>
    </style:style>
    <style:style style:name="T390" style:family="text">
      <style:text-properties officeooo:rsid="0aace3cd"/>
    </style:style>
    <style:style style:name="T391" style:family="text">
      <style:text-properties officeooo:rsid="0b952edb"/>
    </style:style>
    <style:style style:name="T392" style:family="text">
      <style:text-properties fo:font-size="8pt" style:font-size-asian="8pt" style:font-size-complex="8pt" loext:padding="0.049cm" loext:border="0.31pt solid #000000"/>
    </style:style>
    <style:style style:name="T393" style:family="text">
      <style:text-properties officeooo:rsid="0394a435"/>
    </style:style>
    <style:style style:name="T394" style:family="text">
      <style:text-properties officeooo:rsid="0be4091b"/>
    </style:style>
    <style:style style:name="T395" style:family="text">
      <style:text-properties officeooo:rsid="0bf888a9"/>
    </style:style>
    <style:style style:name="T396" style:family="text">
      <style:text-properties officeooo:rsid="0cf7e116"/>
    </style:style>
    <style:style style:name="T397" style:family="text">
      <style:text-properties officeooo:rsid="0d52ea33"/>
    </style:style>
    <style:style style:name="T398" style:family="text">
      <style:text-properties officeooo:rsid="0dd5c0d9"/>
    </style:style>
    <style:style style:name="T399" style:family="text">
      <style:text-properties officeooo:rsid="0dd5fde1"/>
    </style:style>
    <style:style style:name="T400" style:family="text">
      <style:text-properties officeooo:rsid="0dd7714a"/>
    </style:style>
    <style:style style:name="T401" style:family="text">
      <style:text-properties officeooo:rsid="0e87ed43"/>
    </style:style>
    <style:style style:name="T402" style:family="text">
      <style:text-properties officeooo:rsid="0de11971"/>
    </style:style>
    <style:style style:name="T403" style:family="text">
      <style:text-properties style:font-name="Liberation Sans"/>
    </style:style>
    <style:style style:name="T404" style:family="text">
      <style:text-properties style:font-name="Liberation Sans" fo:font-size="12pt"/>
    </style:style>
    <style:style style:name="T40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2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font-name="Liberation Sans" fo:font-size="12pt" fo:font-style="normal" officeooo:rsid="00bddfbe" style:font-size-asian="12pt" style:font-size-complex="12pt"/>
    </style:style>
    <style:style style:name="T414" style:family="text">
      <style:text-properties style:font-name="Liberation Sans" fo:font-size="12pt" officeooo:rsid="047da547" style:font-size-asian="12pt"/>
    </style:style>
    <style:style style:name="T415" style:family="text">
      <style:text-properties style:font-name="Liberation Sans" fo:font-size="12pt" style:font-size-asian="12pt" style:font-size-complex="12pt"/>
    </style:style>
    <style:style style:name="T416" style:family="text">
      <style:text-properties style:font-name="Liberation Sans" fo:font-size="12pt" officeooo:rsid="01657261" style:font-size-asian="12pt" style:font-size-complex="12pt"/>
    </style:style>
    <style:style style:name="T417" style:family="text">
      <style:text-properties style:font-name="Liberation Sans" fo:font-size="12pt" officeooo:rsid="00bddfbe" style:font-size-asian="12pt" style:font-size-complex="12pt"/>
    </style:style>
    <style:style style:name="T418" style:family="text">
      <style:text-properties style:font-name="Liberation Sans" fo:font-size="12pt" officeooo:rsid="050aa1f1" style:font-size-asian="12pt" style:font-size-complex="12pt"/>
    </style:style>
    <style:style style:name="T419" style:family="text">
      <style:text-properties style:font-name="Liberation Sans" fo:font-size="12pt" officeooo:rsid="05903285" style:font-size-asian="12pt" style:font-size-complex="12pt"/>
    </style:style>
    <style:style style:name="T420" style:family="text">
      <style:text-properties style:font-name="Liberation Sans" fo:font-size="12pt" officeooo:rsid="0594b105" style:font-size-asian="12pt" style:font-size-complex="12pt"/>
    </style:style>
    <style:style style:name="T421" style:family="text">
      <style:text-properties style:font-name="Liberation Sans" fo:font-size="12pt" officeooo:rsid="0d1ec96e" style:font-size-asian="12pt" style:font-size-complex="12pt"/>
    </style:style>
    <style:style style:name="T422" style:family="text">
      <style:text-properties style:font-name="Liberation Sans" officeooo:rsid="047fb57c"/>
    </style:style>
    <style:style style:name="T423" style:family="text">
      <style:text-properties style:font-name="Liberation Sans" officeooo:rsid="047da547"/>
    </style:style>
    <style:style style:name="T424" style:family="text">
      <style:text-properties officeooo:rsid="0deca47e"/>
    </style:style>
    <style:style style:name="T425" style:family="text">
      <style:text-properties officeooo:rsid="0ded5b39"/>
    </style:style>
    <style:style style:name="T426" style:family="text">
      <style:text-properties officeooo:rsid="0deeafed"/>
    </style:style>
    <style:style style:name="T427" style:family="text">
      <style:text-properties officeooo:rsid="0dfbebc7"/>
    </style:style>
    <style:style style:name="T428" style:family="text">
      <style:text-properties officeooo:rsid="01657261" style:font-size-complex="12pt"/>
    </style:style>
    <style:style style:name="T429" style:family="text">
      <style:text-properties officeooo:rsid="0e1061f0"/>
    </style:style>
    <style:style style:name="T430" style:family="text">
      <style:text-properties officeooo:rsid="0e045e3a"/>
    </style:style>
    <style:style style:name="T431" style:family="text">
      <style:text-properties officeooo:rsid="0e03b682"/>
    </style:style>
    <style:style style:name="T432" style:family="text">
      <style:text-properties officeooo:rsid="0e068489"/>
    </style:style>
    <style:style style:name="T433" style:family="text">
      <style:text-properties officeooo:rsid="0e1736d1"/>
    </style:style>
    <style:style style:name="T434" style:family="text">
      <style:text-properties style:text-position="0% 100%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91">C</text:span></text:span><text:span text:style-name="Strong_20_Emphasis"><text:span text:style-name="T290">hecklist voor </text:span></text:span><text:span text:style-name="Strong_20_Emphasis"><text:span text:style-name="T292">de installatie</text:span></text:span><text:span text:style-name="Strong_20_Emphasis"><text:span text:style-name="T290"> van </text:span></text:span><text:reference-mark-start text:name="Distributie"/><text:span text:style-name="Strong_20_Emphasis"><text:span text:style-name="T293">Ubuntu</text:span></text:span><text:reference-mark-end text:name="Distributie"/><text:span text:style-name="Strong_20_Emphasis"><text:span text:style-name="T293"> </text:span></text:span><text:reference-mark-start text:name="Versie"/><text:span text:style-name="Strong_20_Emphasis"><text:span text:style-name="T294">2</text:span></text:span><text:span text:style-name="Strong_20_Emphasis"><text:span text:style-name="T300">2</text:span></text:span><text:span text:style-name="Strong_20_Emphasis"><text:span text:style-name="T295">.04</text:span></text:span><text:reference-mark-end text:name="Versie"/><text:span text:style-name="Strong_20_Emphasis"><text:span text:style-name="T301"> </text:span></text:span><text:span text:style-name="Strong_20_Emphasis"><text:span text:style-name="T302">LTS</text:span></text:span><text:span text:style-name="Strong_20_Emphasis"><text:span text:style-name="T296"><text:note text:id="ftn1" text:note-class="footnote"><text:note-citation>1</text:note-citation><text:note-body><text:p text:style-name="P87"><text:span text:style-name="T393">Deze versie </text:span><text:span text:style-name="T394">2</text:span><text:span text:style-name="T427">2</text:span><text:span text:style-name="T394">.04 </text:span><text:span text:style-name="T393">heeft codenaam Jammy Jellyfish (</text:span><text:span text:style-name="T328">jammy</text:span><text:span text:style-name="T393">) en is een zogenaamde LTS-versie (</text:span><text:span text:style-name="T402">LTS=</text:span><text:span text:style-name="T393">Long-Term Support, langetermijnondersteuning). <text:s/>Een LTS-versie verschijnt iedere twee jaar </text:span><text:span text:style-name="T397">in </text:span><text:span text:style-name="T393">april (deze in april 202</text:span><text:span text:style-name="T427">2</text:span><text:span text:style-name="T393">) en wordt vanaf vrijgave </text:span><text:span text:style-name="T273">vijf</text:span><text:span text:style-name="T393"> jaar ondersteund</text:span><text:span text:style-name="T389"> </text:span><text:span text:style-name="T393">(</text:span><text:span text:style-name="T395">updates </text:span><text:span text:style-name="T393">tot april 202</text:span><text:span text:style-name="T427">7</text:span><text:span text:style-name="T389">)</text:span><text:span text:style-name="T393">.<text:line-break/></text:span><text:span text:style-name="T430">V</text:span><text:span text:style-name="T389">ijf jaar extra beveiligingsonderhoud </text:span><text:span text:style-name="T393">(</text:span><text:span text:style-name="T395">updates </text:span><text:span text:style-name="T393">tot april 20</text:span><text:span text:style-name="T431">3</text:span><text:span text:style-name="T433">2</text:span><text:span text:style-name="T389">) </text:span><text:span text:style-name="T431">via ESM (Extended Security Maintenance. Uitgebreid beveiligingsonderhoud) via een Ubuntu Advantage </text:span><text:span text:style-name="T432">for</text:span><text:span text:style-name="T431"> Infrastructure-abonnement</text:span><text:span text:style-name="T393">.</text:span></text:p></text:note-body></text:note></text:span></text:span><text:span text:style-name="Strong_20_Emphasis"><text:span text:style-name="T297"> </text:span></text:span><text:reference-mark-start text:name="Editie"/><text:span text:style-name="Strong_20_Emphasis"><text:span text:style-name="T298">desktop</text:span></text:span><text:reference-mark-end text:name="Editie"/><text:span text:style-name="Strong_20_Emphasis"><text:span text:style-name="T299">.</text:span></text:span></text:p>
      <text:p text:style-name="P8"/>
      <text:p text:style-name="P86"><text:span text:style-name="T53">Kijk op</text:span><text:span text:style-name="T290"> </text:span><text:a xlink:type="simple" xlink:href="https://karelzimmer.nl/" text:style-name="Internet_20_link" text:visited-style-name="Visited_20_Internet_20_Link"><text:span text:style-name="Internet_20_link"><text:span text:style-name="T405">karelzimmer.nl</text:span></text:span></text:a><text:span text:style-name="T290"> </text:span><text:span text:style-name="T356">voor</text:span><text:span text:style-name="T357"> </text:span><text:span text:style-name="T358">deze en andere </text:span><text:span text:style-name="T96">checklists, scripts, </text:span><text:span text:style-name="T97">en informatie</text:span><text:span text:style-name="T96">.</text:span></text:p>
      <text:p text:style-name="P9"/>
      <text:p text:style-name="P44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0"/>
      <text:p text:style-name="P7"><text:span text:style-name="T403">V</text:span><text:span text:style-name="T422">ul de waarden in het tekstvak achter de </text:span><text:span text:style-name="Definition"><text:span text:style-name="T414">schuingedrukte</text:span></text:span><text:span text:style-name="T403"> </text:span><text:span text:style-name="T423">woorden </text:span><text:span text:style-name="T359">(zie toelichting)</text:span><text:span text:style-name="T423">:</text:span></text:p>
      <text:p text:style-name="P3"><text:span text:style-name="Definition"><text:span text:style-name="T377">g</text:span></text:span><text:span text:style-name="Definition"><text:span text:style-name="T376">ebruiker</text:span></text:span><text:span text:style-name="Definition"><text:span text:style-name="T365"><text:tab/><text:tab/></text:span></text:span><text:span text:style-name="Definition"><text:span text:style-name="T383"> <text:tab/><text:tab/></text:span></text:span><text:span text:style-name="T366"><draw:control text:anchor-type="as-char" svg:y="-0.429cm" draw:z-index="14" draw:name="Gebruiker" draw:style-name="gr1" draw:text-style-name="P96" svg:width="6.061cm" svg:height="0.6cm" draw:control="control15"><svg:title>Gebruiker</svg:title><svg:desc>Volledige naam, bijv. Jan Stek</svg:desc></draw:control></text:span><text:span text:style-name="T366"><text:tab/></text:span><text:span text:style-name="T367">(</text:span><text:span text:style-name="T361">volledige naam, bijv. </text:span><text:span text:style-name="T363">J</text:span><text:span text:style-name="T382">a</text:span><text:span text:style-name="T363">n </text:span><text:span text:style-name="T382">Jansen</text:span><text:span text:style-name="T362">)</text:span></text:p>
      <text:p text:style-name="Standard"><text:span text:style-name="Definition"><text:span text:style-name="T377">g</text:span></text:span><text:span text:style-name="Definition"><text:span text:style-name="T376">ebruikersnaam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5" draw:name="Gberuikersnaam" draw:style-name="gr1" draw:text-style-name="P96" svg:width="6.061cm" svg:height="0.6cm" draw:control="control16"><svg:title>Gebruikersnaam</svg:title><svg:desc>Korte naam, bijv. jan</svg:desc></draw:control></text:span></text:span><text:span text:style-name="Definition"><text:span text:style-name="T360"><text:tab/></text:span></text:span><text:span text:style-name="T406">(korte naam, bijv. </text:span><text:span text:style-name="T305">j</text:span><text:span text:style-name="T306">an</text:span><text:span text:style-name="T406">)</text:span></text:p>
      <text:p text:style-name="P2"><text:span text:style-name="Definition"><text:span text:style-name="T380">c</text:span></text:span><text:span text:style-name="Definition"><text:span text:style-name="T379">omputernaam</text:span></text:span><text:span text:style-name="Definition"><text:span text:style-name="T368"><text:tab/><text:tab/></text:span></text:span><text:span text:style-name="Definition"><text:span text:style-name="T366"><draw:control text:anchor-type="as-char" svg:y="-0.429cm" draw:z-index="16" draw:name="Computernaam" draw:style-name="gr1" draw:text-style-name="P96" svg:width="6.061cm" svg:height="0.6cm" draw:control="control17"><svg:title>Computernaam</svg:title><svg:desc>Unieke naam van de computer</svg:desc></draw:control></text:span></text:span><text:span text:style-name="Definition"><text:span text:style-name="T366"><text:tab/></text:span></text:span><text:span text:style-name="Definition"><text:span text:style-name="T369">(</text:span></text:span><text:span text:style-name="Definition"><text:span text:style-name="T370">naam van de compute</text:span></text:span><text:span text:style-name="Definition"><text:span text:style-name="T371">r, </text:span></text:span><text:span text:style-name="Definition"><text:span text:style-name="T372">bijv. pc01</text:span></text:span><text:span text:style-name="Definition"><text:span text:style-name="T369">)</text:span></text:span></text:p>
      <text:p text:style-name="P2"><text:span text:style-name="Definition"><text:span text:style-name="T377">o</text:span></text:span><text:span text:style-name="Definition"><text:span text:style-name="T376">pstartmenu</text:span></text:span><text:span text:style-name="Definition"><text:span text:style-name="T366"><text:tab/><text:tab/><text:tab/></text:span></text:span><text:span text:style-name="Definition"><text:span text:style-name="T366"><draw:control text:anchor-type="as-char" svg:y="-0.429cm" draw:z-index="17" draw:name="Opstartmenu" draw:style-name="gr1" draw:text-style-name="P96" svg:width="6.061cm" svg:height="0.6cm" draw:control="control18"><svg:title>Opstartmenu</svg:title><svg:desc>Toets voor het opstartmenu ("bootmenu")</svg:desc></draw:control></text:span></text:span><text:span text:style-name="Definition"><text:span text:style-name="T366"><text:tab/></text:span></text:span><text:span text:style-name="Definition"><text:span text:style-name="T369">(</text:span></text:span><text:span text:style-name="Definition"><text:span text:style-name="T370">to</text:span></text:span><text:span text:style-name="Definition"><text:span text:style-name="T373">ets voor het opstartmedium</text:span></text:span><text:span text:style-name="Definition"><text:span text:style-name="T374">)</text:span></text:span></text:p>
      <text:p text:style-name="P2"><text:span text:style-name="Definition"><text:span text:style-name="T380">i</text:span></text:span><text:span text:style-name="Definition"><text:span text:style-name="T381">nstellingen</text:span></text:span><text:span text:style-name="T369"><text:tab/><text:tab/> <text:tab/></text:span><text:span text:style-name="T369"><draw:control text:anchor-type="as-char" svg:y="-0.429cm" draw:z-index="13" draw:name="Instellingen" draw:style-name="gr1" draw:text-style-name="P96" svg:width="6.061cm" svg:height="0.6cm" draw:control="control14"><svg:title>Instellingen</svg:title><svg:desc>Toets voor het BIOS/UEFI-scherm ("setup")</svg:desc></draw:control></text:span><text:span text:style-name="T369"><text:tab/>(</text:span><text:span text:style-name="T370">toets voor het BIOS/UEFI-scherm</text:span><text:span text:style-name="T369">)</text:span></text:p>
      <text:p text:style-name="P93"><text:span text:style-name="Definition"><text:span text:style-name="T377">g</text:span></text:span><text:span text:style-name="Definition"><text:span text:style-name="T376">ebruiker</text:span></text:span><text:span text:style-name="Definition"><text:span text:style-name="T378">2</text:span></text:span><text:span text:style-name="Definition"><text:span text:style-name="T365"><text:tab/></text:span></text:span><text:span text:style-name="Definition"><text:span text:style-name="T383"> <text:tab/><text:tab/></text:span></text:span><text:span text:style-name="T366"><draw:control text:anchor-type="as-char" svg:y="-0.429cm" draw:z-index="25" draw:name="Gebruiker 1" draw:style-name="gr1" draw:text-style-name="P96" svg:width="6.061cm" svg:height="0.6cm" draw:control="control26"><svg:title>Gebruiker</svg:title><svg:desc>Volledige naam, bijv. Jan Stek</svg:desc></draw:control></text:span><text:span text:style-name="T366"><text:tab/></text:span><text:span text:style-name="T367">(</text:span><text:span text:style-name="T361">volledige naam </text:span><text:span text:style-name="T364">evt. 2</text:span><text:span text:style-name="T384">e</text:span><text:span text:style-name="T364"> gebruiker</text:span><text:span text:style-name="T362">)</text:span></text:p>
      <text:p text:style-name="P95"><text:span text:style-name="Definition"><text:span text:style-name="T377">g</text:span></text:span><text:span text:style-name="Definition"><text:span text:style-name="T376">ebruikersnaam</text:span></text:span><text:span text:style-name="Definition"><text:span text:style-name="T378">2</text:span></text:span><text:span text:style-name="Definition"><text:span text:style-name="T360"><text:tab/></text:span></text:span><text:span text:style-name="Definition"><text:span text:style-name="T360"><draw:control text:anchor-type="as-char" svg:y="-0.429cm" draw:z-index="26" draw:name="Gberuikersnaam 1" draw:style-name="gr1" draw:text-style-name="P96" svg:width="6.061cm" svg:height="0.6cm" draw:control="control27"><svg:title>Gebruikersnaam</svg:title><svg:desc>Korte naam, bijv. jan</svg:desc></draw:control></text:span></text:span><text:span text:style-name="Definition"><text:span text:style-name="T360"><text:tab/></text:span></text:span><text:span text:style-name="T406">(korte naam</text:span><text:span text:style-name="T306"> </text:span><text:span text:style-name="T375">evt. 2</text:span><text:span text:style-name="T385">e</text:span><text:span text:style-name="T375"> gebruiker</text:span><text:span text:style-name="T406">)</text:span></text:p>
      <text:p text:style-name="P93"><text:span text:style-name="T307">Vervang </text:span><text:span text:style-name="Definition"><text:span text:style-name="T408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11"/>
      <text:p text:style-name="P1"><text:span text:style-name="Strong_20_Emphasis"><text:span text:style-name="T315"/></text:span></text:p>
      <text:p text:style-name="P4"><text:span text:style-name="T309">Nog niet op Linux?<text:tab/></text:span><text:span text:style-name="T313"><text:tab/></text:span><text:span text:style-name="T314">G</text:span><text:span text:style-name="T310">ebruik </text:span><text:span text:style-name="Strong_20_Emphasis"><text:span text:style-name="T317">Checklist migratie</text:span></text:span><text:span text:style-name="T310"> op </text:span><text:a xlink:type="simple" xlink:href="https://karelzimer.nl/" text:style-name="Internet_20_link" text:visited-style-name="Visited_20_Internet_20_Link"><text:span text:style-name="Internet_20_link"><text:span text:style-name="T407">karelzimmer.nl</text:span></text:span></text:a><text:span text:style-name="T311"> onder </text:span><text:span text:style-name="T316">Linux</text:span><text:span text:style-name="T312">.</text:span></text:p>
      <text:p text:style-name="P45"><text:span text:style-name="T274">Nieuwe installatie?<text:tab/></text:span><text:span text:style-name="T276"></text:span><text:span text:style-name="T278"><text:tab/></text:span><text:span text:style-name="T277">B</text:span><text:span text:style-name="T274">egin bij hoofdstuk </text:span><text:span text:style-name="T279"><text:bookmark-ref text:reference-format="page" text:ref-name="__RefNumPara__4009_1271708128">2</text:bookmark-ref></text:span><text:span text:style-name="T274"><text:s text:c="2"/></text:span><text:span text:style-name="T280"><text:bookmark-ref text:reference-format="text" text:ref-name="__RefNumPara__4009_1271708128">Installatie uitvoeren</text:bookmark-ref></text:span><text:span text:style-name="T275">.</text:span></text:p>
      <text:p text:style-name="P24"/>
      <text:list xml:id="list614165725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48381198688">
          <table:table-cell table:style-name="_31_._5f_Installatie_5f_voorbereiden.A1" office:value-type="string">
            <text:p text:style-name="P62"><text:span text:style-name="Strong_20_Emphasis"><text:span text:style-name="T98"><text:s/></text:span></text:span><text:span text:style-name="Strong_20_Emphasis"><text:span text:style-name="T159"><draw:control text:anchor-type="as-char" draw:z-index="20" draw:name="Vorm3_0" draw:style-name="gr2" draw:text-style-name="P9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98">Aanmelden als </text:span></text:span><text:span text:style-name="Definition"><text:span text:style-name="T410">gebruike</text:span></text:span><text:span text:style-name="Definition"><text:span text:style-name="T411">r</text:span></text:span><text:span text:style-name="Strong_20_Emphasis"><text:span text:style-name="T99"><text:note text:id="ftn2" text:note-class="footnote"><text:note-citation>2</text:note-citation><text:note-body><text:p text:style-name="P80"><text:span text:style-name="User_20_Entry"><text:span text:style-name="T255">E</text:span></text:span><text:span text:style-name="User_20_Entry"><text:span text:style-name="T256">v</text:span></text:span><text:span text:style-name="User_20_Entry"><text:span text:style-name="T257">en</text:span></text:span><text:span text:style-name="User_20_Entry"><text:span text:style-name="T259">t</text:span></text:span><text:span text:style-name="User_20_Entry"><text:span text:style-name="T260">uele </text:span></text:span><text:span text:style-name="User_20_Entry"><text:span text:style-name="T261">extra </text:span></text:span><text:span text:style-name="User_20_Entry"><text:span text:style-name="T263">gebruiker</text:span></text:span><text:span text:style-name="User_20_Entry"><text:span text:style-name="T261">s aanmelden </text:span></text:span><text:span text:style-name="User_20_Entry"><text:span text:style-name="T262">en dezelfde stappen uitvoeren</text:span></text:span><text:span text:style-name="User_20_Entry"><text:span text:style-name="T258">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248486242928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248486321808">
          <table:table-cell table:style-name="_31_._5f_Installatie_5f_voorberei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0" draw:name="Vorm4" draw:style-name="gr2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12">Installeer </text:span></text:span><text:span text:style-name="Strong_20_Emphasis"><text:span text:style-name="T113">pakket kz</text:span></text:span><text:span text:style-name="Strong_20_Emphasis"><text:span text:style-name="T112"> </text:span></text:span><text:span text:style-name="Strong_20_Emphasis"><text:span text:style-name="T114">via </text:span></text:span><text:span text:style-name="Strong_20_Emphasis"><text:span text:style-name="T116">het </text:span></text:span><text:span text:style-name="Strong_20_Emphasis"><text:span text:style-name="T117">s</text:span></text:span><text:span text:style-name="Strong_20_Emphasis"><text:span text:style-name="T114">tart</text:span></text:span><text:span text:style-name="Strong_20_Emphasis"><text:span text:style-name="T116">en van</text:span></text:span><text:span text:style-name="Strong_20_Emphasis"><text:span text:style-name="T118"> </text:span></text:span><text:span text:style-name="Strong_20_Emphasis"><text:span text:style-name="T202">Terminalvenster</text:span></text:span><text:span text:style-name="Strong_20_Emphasis"><text:span text:style-name="T114"> met toetscombinatie <text:line-break/></text:span></text:span><text:span text:style-name="Strong_20_Emphasis"><text:span text:style-name="T115">Ctrl</text:span></text:span><text:span text:style-name="Strong_20_Emphasis"><text:span text:style-name="T114"> </text:span></text:span><text:span text:style-name="Strong_20_Emphasis"><text:span text:style-name="T115">Alt</text:span></text:span><text:span text:style-name="Strong_20_Emphasis"><text:span text:style-name="T114"> </text:span></text:span><text:span text:style-name="Strong_20_Emphasis"><text:span text:style-name="T115">T</text:span></text:span><text:span text:style-name="Strong_20_Emphasis"><text:span text:style-name="T116">.</text:span></text:span></text:p>
          </table:table-cell>
        </table:table-row>
        <table:table-row table:style-name="TableLine94248486322480">
          <table:table-cell table:style-name="_31_._5f_Installatie_5f_voorbereiden.A1" office:value-type="string">
            <text:p text:style-name="P6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61"><text:span text:style-name="T415">Typ</text:span><text:span text:style-name="Strong_20_Emphasis"><text:span text:style-name="T119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6">e </text:span></text:span><text:span text:style-name="Strong_20_Emphasis"><text:span text:style-name="T121">twee </text:span></text:span><text:span text:style-name="Strong_20_Emphasis"><text:span text:style-name="T116">opdrachten, ieder gevolgd door de </text:span></text:span><text:span text:style-name="Strong_20_Emphasis"><text:span text:style-name="T115">Enter</text:span></text:span><text:span text:style-name="Strong_20_Emphasis"><text:span text:style-name="T114">-toets:<text:line-break/></text:span></text:span><text:span text:style-name="User_20_Entry"><text:span text:style-name="T266">wget karelzimmer.nl/</text:span></text:span><text:span text:style-name="User_20_Entry"><text:span text:style-name="T267">kz</text:span></text:span><text:span text:style-name="User_20_Entry"><text:span text:style-name="T251"><text:line-break/></text:span></text:span><text:span text:style-name="User_20_Entry"><text:span text:style-name="T266">bash </text:span></text:span><text:span text:style-name="User_20_Entry"><text:span text:style-name="T267">kz</text:span></text:span></text:p>
          </table:table-cell>
        </table:table-row>
        <table:table-row table:style-name="TableLine9424848632315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74"><text:span text:style-name="T415">V</text:span><text:span text:style-name="Strong_20_Emphasis"><text:span text:style-name="T122">olg </text:span></text:span><text:span text:style-name="Strong_20_Emphasis"><text:span text:style-name="T123">de aanwijzingen op het scherm.</text:span></text:span></text:p>
          </table:table-cell>
        </table:table-row>
        <table:table-row table:style-name="TableLine9424848632377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248486324400">
          <table:table-cell table:style-name="_31_._5f_Installatie_5f_voorbereiden.A1" office:value-type="string">
            <text:p text:style-name="P56"><text:span text:style-name="Strong_20_Emphasis"><text:span text:style-name="T112"><text:s/></text:span></text:span><text:span text:style-name="Strong_20_Emphasis"><text:span text:style-name="Strong_20_Emphasis"><text:span text:style-name="T161"><draw:control text:anchor-type="as-char" draw:z-index="1" draw:name="Vorm6" draw:style-name="gr2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24">Bereid de installatie voor </text:span></text:span><text:span text:style-name="Strong_20_Emphasis"><text:span text:style-name="T114">via </text:span></text:span><text:span text:style-name="Strong_20_Emphasis"><text:span text:style-name="T124">een </text:span></text:span><text:span text:style-name="Strong_20_Emphasis"><text:span text:style-name="T125">druk </text:span></text:span><text:span text:style-name="Strong_20_Emphasis"><text:span text:style-name="T126">op de </text:span></text:span><text:span text:style-name="Strong_20_Emphasis"><text:span text:style-name="T127">Super</text:span></text:span><text:span text:style-name="Strong_20_Emphasis"><text:span text:style-name="T126">-toets</text:span></text:span><text:span text:style-name="Strong_20_Emphasis"><text:span text:style-name="T50"><text:note text:id="ftn3" text:note-class="footnote"><text:note-citation>3</text:note-citation><text:note-body><text:p text:style-name="P78"><text:span text:style-name="T271">D</text:span>e <text:span text:style-name="T392">Super</text:span>-toets <text:span text:style-name="T271">is </text:span>de Windows<text:span text:style-name="T396">-</text:span><text:span text:style-name="T391">toets</text:span>, <text:span text:style-name="T396">C</text:span>ommand-<text:span text:style-name="T391">toets</text:span>, of <text:span text:style-name="T396">V</text:span>ergrootglas-toets.</text:p></text:note-body></text:note></text:span></text:span><text:span text:style-name="Strong_20_Emphasis"><text:span text:style-name="T124">, </text:span></text:span><text:span text:style-name="Strong_20_Emphasis"><text:span text:style-name="T128">t</text:span></text:span><text:span text:style-name="Strong_20_Emphasis"><text:span text:style-name="T129">yp </text:span></text:span><text:span text:style-name="Strong_20_Emphasis"><text:span text:style-name="T203">men</text:span></text:span><text:span text:style-name="Strong_20_Emphasis"><text:span text:style-name="T204">u</text:span></text:span><text:span text:style-name="Strong_20_Emphasis"><text:span text:style-name="T130"> </text:span></text:span><text:span text:style-name="Strong_20_Emphasis"><text:span text:style-name="T131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</text:span></text:span><text:span text:style-name="Strong_20_Emphasis"><text:span text:style-name="T162"> </text:span></text:span><text:span text:style-name="Strong_20_Emphasis"><text:span text:style-name="T239">Installatiem</text:span></text:span><text:span text:style-name="Strong_20_Emphasis"><text:span text:style-name="T240">enu</text:span></text:span><text:span text:style-name="Strong_20_Emphasis"><text:span text:style-name="T126">.</text:span></text:span></text:p>
          </table:table-cell>
        </table:table-row>
        <table:table-row table:style-name="TableLine94248486325024">
          <table:table-cell table:style-name="_31_._5f_Installatie_5f_voorbereiden.A1" office:value-type="string">
            <text:p text:style-name="P7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33">K</text:span></text:span><text:span text:style-name="Strong_20_Emphasis"><text:span text:style-name="T134">ie</text:span></text:span><text:span text:style-name="Strong_20_Emphasis"><text:span text:style-name="T135">s</text:span></text:span><text:span text:style-name="Strong_20_Emphasis"><text:span text:style-name="T123"> </text:span></text:span><text:span text:style-name="Strong_20_Emphasis"><text:span text:style-name="T241">1</text:span></text:span><text:span text:style-name="Strong_20_Emphasis"><text:span text:style-name="T242"> </text:span></text:span><text:span text:style-name="Strong_20_Emphasis"><text:span text:style-name="T243">In</text:span></text:span><text:span text:style-name="Strong_20_Emphasis"><text:span text:style-name="T217">stallatie voorbereiden</text:span></text:span><text:span text:style-name="Strong_20_Emphasis"><text:span text:style-name="T136"> </text:span></text:span><text:span text:style-name="Strong_20_Emphasis"><text:span text:style-name="T122">en volg </text:span></text:span><text:span text:style-name="Strong_20_Emphasis"><text:span text:style-name="T123">de aanwijzingen op het scherm.</text:span></text:span></text:p>
          </table:table-cell>
        </table:table-row>
      </table:table>
      <text:p text:style-name="P14"/>
      <text:list xml:id="list201818900160911" text:continue-numbering="true" text:style-name="L1">
        <text:list-item>
          <text:p text:style-name="P91"><text:bookmark-start text:name="__RefNumPara__4009_1271708128"/><text:span text:style-name="Strong_20_Emphasis"><text:span text:style-name="T404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48486258864">
          <table:table-cell table:style-name="_32_._5f_Installatie_5f_uitvoer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2" draw:name="Vorm9" draw:style-name="gr2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8">Start de computer op vanaf </text:span><text:span text:style-name="T326">een </text:span><text:span text:style-name="T326"><text:reference-ref text:reference-format="text" text:ref-name="Distributie">Ubuntu</text:reference-ref></text:span><text:span text:style-name="T326"><text:s/></text:span><text:span text:style-name="T8"><text:reference-ref text:reference-format="text" text:ref-name="Versie">22.04</text:reference-ref></text:span><text:span text:style-name="T264"><text:s/></text:span><text:span text:style-name="T264"><text:reference-ref text:reference-format="text" text:ref-name="Editie">desktop</text:reference-ref></text:span><text:span text:style-name="T264"><text:s/>Live</text:span><text:span text:style-name="T264"><text:note text:id="ftn4" text:note-class="footnote"><text:note-citation>1</text:note-citation><text:note-body><text:p text:style-name="P77"><text:span text:style-name="T386">Vanaf ee</text:span>n Live <text:span text:style-name="T390">USB-stick of </text:span><text:span text:style-name="T272">C</text:span><text:span text:style-name="T390">D</text:span><text:span text:style-name="T3"> </text:span>kunt <text:span text:style-name="T386">u opstarten en</text:span> met <text:reference-ref text:reference-format="text" text:ref-name="Distributie">Ubuntu</text:reference-ref><text:s/>werken zonder deze te installeren.</text:p></text:note-body></text:note></text:span><text:span text:style-name="T264"> </text:span><text:span text:style-name="T265">USB-stick</text:span><text:span text:style-name="T265"><text:note text:id="ftn5" text:note-class="footnote"><text:note-citation>2</text:note-citation><text:note-body><text:p text:style-name="P79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88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87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65"> of </text:span><text:span text:style-name="T49">C</text:span><text:span text:style-name="T265">D</text:span><text:span text:style-name="T265"><text:note text:id="ftn6" text:note-class="footnote"><text:note-citation>3</text:note-citation><text:note-body><text:p text:style-name="Footnote"><text:span text:style-name="T429">Waar </text:span>in deze checklist “CD” <text:span text:style-name="T429">staat</text:span>, geldt dit zowel voor CD's, DVD's als BD's, omdat vanuit het oogpunt van het besturingssysteem al deze technologieën helemaal hetzelfde zijn.</text:p></text:note-body></text:note></text:span><text:span text:style-name="T264">.</text:span></text:p>
            <text:p text:style-name="P49"><text:span text:style-name="T253">Opstartmenu/</text:span><text:span text:style-name="T254">boot menu</text:span><text:span text:style-name="T253"> </text:span><text:span text:style-name="T252">via </text:span><text:span text:style-name="Definition"><text:span text:style-name="T428">opstartmenu</text:span></text:span><text:span text:style-name="T252">, </text:span><text:span text:style-name="T253">instellingen/</text:span><text:span text:style-name="T254">setup</text:span><text:span text:style-name="T252"> via </text:span><text:span text:style-name="Definition"><text:span text:style-name="T416">instellingen</text:span></text:span><text:span text:style-name="T252">.</text:span></text:p>
          </table:table-cell>
        </table:table-row>
        <table:table-row table:style-name="TableLine94248486373648">
          <table:table-cell table:style-name="_32_._5f_Installatie_5f_uitvoeren.A1" office:value-type="string">
            <text:p text:style-name="P56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63">Kies</text:span></text:span><text:span text:style-name="Strong_20_Emphasis"><text:span text:style-name="T54"> </text:span></text:span><text:span text:style-name="Strong_20_Emphasis"><text:span text:style-name="T164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4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248486251760">
          <table:table-cell table:style-name="_32_._5f_Installatie_5f_uitvoeren.A1" office:value-type="string">
            <text:p text:style-name="P56"><text:span text:style-name="Strong_20_Emphasis"><text:span text:style-name="T415"/></text:span></text:p>
          </table:table-cell>
          <table:table-cell table:style-name="_32_._5f_Installatie_5f_uitvoeren.A1" office:value-type="string">
            <text:p text:style-name="P18"><text:span text:style-name="T319">Kies </text:span><text:span text:style-name="T318">Ubuntu installeren </text:span><text:span text:style-name="Strong_20_Emphasis"><text:span text:style-name="T164">en druk op </text:span></text:span><text:span text:style-name="Strong_20_Emphasis"><text:span text:style-name="T165">de </text:span></text:span><text:span text:style-name="Strong_20_Emphasis"><text:span text:style-name="T166">Enter</text:span></text:span><text:span text:style-name="Strong_20_Emphasis"><text:span text:style-name="T165">-toets</text:span></text:span><text:span text:style-name="T319">.</text:span></text:p>
          </table:table-cell>
        </table:table-row>
        <table:table-row table:style-name="TableLine9424848650697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6"><text:span text:style-name="Strong_20_Emphasis"><text:span text:style-name="T415"><text:s/></text:span></text:span><text:span text:style-name="T112"><draw:control text:anchor-type="as-char" draw:z-index="3" draw:name="Vorm12" draw:style-name="gr2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26">Wel</text:span></text:span><text:span text:style-name="Strong_20_Emphasis"><text:span text:style-name="T216">k</text:span></text:span><text:span text:style-name="Strong_20_Emphasis"><text:span text:style-name="T227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18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19">Verder</text:span></text:span><text:span text:style-name="Strong_20_Emphasis"><text:span text:style-name="T53">.</text:span></text:span></text:p>
          </table:table-cell>
        </table:table-row>
        <table:table-row table:style-name="TableLine94248486508336">
          <table:table-cell table:style-name="_32_._5f_Installatie_5f_uitvoeren.A1" office:value-type="string">
            <text:p text:style-name="P56"><text:span text:style-name="Strong_20_Emphasis"><text:span text:style-name="T41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75">O</text:span></text:span><text:span text:style-name="Strong_20_Emphasis"><text:span text:style-name="T176">p </text:span></text:span><text:span text:style-name="Strong_20_Emphasis"><text:span text:style-name="T177">het </text:span></text:span><text:span text:style-name="Strong_20_Emphasis"><text:span text:style-name="T178">scherm </text:span></text:span><text:span text:style-name="Strong_20_Emphasis"><text:span text:style-name="T228">Toetsenbord</text:span></text:span><text:span text:style-name="Strong_20_Emphasis"><text:span text:style-name="T229">indeling</text:span></text:span><text:span text:style-name="Strong_20_Emphasis"><text:span text:style-name="T178"> </text:span></text:span><text:span text:style-name="Strong_20_Emphasis"><text:span text:style-name="T179">controleer </text:span></text:span><text:span text:style-name="Strong_20_Emphasis"><text:span text:style-name="T180">de </text:span></text:span><text:span text:style-name="Strong_20_Emphasis"><text:span text:style-name="T181">te gebruiken </text:span></text:span><text:span text:style-name="Strong_20_Emphasis"><text:span text:style-name="T179">toetsenbordindeling </text:span></text:span><text:span text:style-name="Strong_20_Emphasis"><text:span text:style-name="T182">en </text:span></text:span><text:span text:style-name="Strong_20_Emphasis"><text:span text:style-name="T175">klik </text:span></text:span><text:span text:style-name="Strong_20_Emphasis"><text:span text:style-name="T178">op </text:span></text:span><text:span text:style-name="Strong_20_Emphasis"><text:span text:style-name="T223">Verder</text:span></text:span><text:span text:style-name="Strong_20_Emphasis"><text:span text:style-name="T178">.</text:span></text:span></text:p>
          </table:table-cell>
        </table:table-row>
        <table:table-row table:style-name="TableLine94248486538688">
          <table:table-cell table:style-name="_32_._5f_Installatie_5f_uitvoeren.A1" office:value-type="string">
            <text:p text:style-name="P56"><text:span text:style-name="Strong_20_Emphasis"><text:span text:style-name="T41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0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19">Verder</text:span></text:span><text:span text:style-name="Strong_20_Emphasis"><text:span text:style-name="T53">.</text:span></text:span></text:p>
          </table:table-cell>
        </table:table-row>
        <table:table-row table:style-name="TableLine94248486539312">
          <table:table-cell table:style-name="_32_._5f_Installatie_5f_uitvoeren.A1" office:value-type="string">
            <text:p text:style-name="P56"><text:span text:style-name="Strong_20_Emphasis"><text:span text:style-name="T41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1">Bijgewerkte pakketten en andere programmatuur</text:span></text:span><text:span text:style-name="Strong_20_Emphasis"><text:span text:style-name="T232"> </text:span></text:span><text:span text:style-name="T53">klik op </text:span><text:span text:style-name="Strong_20_Emphasis"><text:span text:style-name="T218">Verder</text:span></text:span><text:span text:style-name="Strong_20_Emphasis"><text:span text:style-name="T53">.</text:span></text:span></text:p>
          </table:table-cell>
        </table:table-row>
        <table:table-row table:style-name="TableLine94248486539936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248486540560">
          <table:table-cell table:style-name="_32_._5f_Installatie_5f_uitvoeren.A1" office:value-type="string">
            <text:p text:style-name="P56"><text:span text:style-name="Strong_20_Emphasis"><text:span text:style-name="T415"><text:s/></text:span></text:span><text:span text:style-name="T112"><draw:control text:anchor-type="as-char" draw:z-index="4" draw:name="Vorm16" draw:style-name="gr2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3">Installatietype</text:span></text:span><text:span text:style-name="Strong_20_Emphasis"><text:span text:style-name="T183"> </text:span></text:span><text:span text:style-name="Strong_20_Emphasis"><text:span text:style-name="T184">selecteer</text:span></text:span><text:span text:style-name="Strong_20_Emphasis"><text:span text:style-name="T185"> </text:span></text:span><text:span text:style-name="Strong_20_Emphasis"><text:span text:style-name="T330">het gewenste </text:span></text:span><text:span text:style-name="Strong_20_Emphasis"><text:span text:style-name="T347">Installatie type</text:span></text:span><text:span text:style-name="Strong_20_Emphasis"><text:span text:style-name="T330">.</text:span></text:span></text:p>
          </table:table-cell>
        </table:table-row>
        <table:table-row table:style-name="TableLine94248486541184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3"><text:span text:style-name="Strong_20_Emphasis"><text:span text:style-name="T331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24">I</text:span></text:span><text:span text:style-name="Strong_20_Emphasis"><text:span text:style-name="T225">nstalle</text:span></text:span><text:span text:style-name="Strong_20_Emphasis"><text:span text:style-name="T224">e</text:span></text:span><text:span text:style-name="Strong_20_Emphasis"><text:span text:style-name="T225">r </text:span></text:span><text:span text:style-name="Strong_20_Emphasis"><text:span text:style-name="T224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15">Verder</text:span></text:span><text:span text:style-name="Strong_20_Emphasis"><text:span text:style-name="T95"> en </text:span></text:span><text:span text:style-name="Strong_20_Emphasis"><text:span text:style-name="T169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97">k</text:span></text:span><text:span text:style-name="Strong_20_Emphasis"><text:span text:style-name="T198">lik op </text:span></text:span><text:span text:style-name="Strong_20_Emphasis"><text:span text:style-name="T224">I</text:span></text:span><text:span text:style-name="Strong_20_Emphasis"><text:span text:style-name="T225">nstalle</text:span></text:span><text:span text:style-name="Strong_20_Emphasis"><text:span text:style-name="T224">e</text:span></text:span><text:span text:style-name="Strong_20_Emphasis"><text:span text:style-name="T225">r </text:span></text:span><text:span text:style-name="Strong_20_Emphasis"><text:span text:style-name="T224">nu</text:span></text:span><text:span text:style-name="Strong_20_Emphasis"><text:span text:style-name="T198">.</text:span></text:span></text:p>
          </table:table-cell>
        </table:table-row>
        <table:table-row table:style-name="TableLine94248486541808">
          <table:table-cell table:style-name="_32_._5f_Installatie_5f_uitvoeren.A1" office:value-type="string">
            <text:p text:style-name="P72"><text:span text:style-name="Strong_20_Emphasis"><text:span text:style-name="T41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3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0">Verder</text:span></text:span><text:span text:style-name="Strong_20_Emphasis"><text:span text:style-name="T75">.</text:span></text:span></text:p>
          </table:table-cell>
        </table:table-row>
        <table:table-row table:style-name="TableLine94248486542432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48486543056">
          <table:table-cell table:style-name="_32_._5f_Installatie_5f_uitvoeren.A1" office:value-type="string">
            <text:p text:style-name="P56"><text:span text:style-name="Strong_20_Emphasis"><text:span text:style-name="T415"><text:s/></text:span></text:span><text:span text:style-name="T112"><draw:control text:anchor-type="as-char" draw:z-index="5" draw:name="Vorm19" draw:style-name="gr2" draw:text-style-name="P97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32">O</text:span></text:span><text:span text:style-name="Strong_20_Emphasis"><text:span text:style-name="T333">p </text:span></text:span><text:span text:style-name="Strong_20_Emphasis"><text:span text:style-name="T334">het </text:span></text:span><text:span text:style-name="Strong_20_Emphasis"><text:span text:style-name="T335">scherm </text:span></text:span><text:span text:style-name="Strong_20_Emphasis"><text:span text:style-name="T348">Waar bevindt u zich?</text:span></text:span><text:span text:style-name="Strong_20_Emphasis"><text:span text:style-name="T335"> </text:span></text:span><text:span text:style-name="Strong_20_Emphasis"><text:span text:style-name="T336">controleer </text:span></text:span><text:span text:style-name="Strong_20_Emphasis"><text:span text:style-name="T337">de </text:span></text:span><text:span text:style-name="Strong_20_Emphasis"><text:span text:style-name="T336">locatie en </text:span></text:span><text:span text:style-name="Strong_20_Emphasis"><text:span text:style-name="T332">klik </text:span></text:span><text:span text:style-name="Strong_20_Emphasis"><text:span text:style-name="T335">op </text:span></text:span><text:span text:style-name="Strong_20_Emphasis"><text:span text:style-name="T348">Verder</text:span></text:span><text:span text:style-name="Strong_20_Emphasis"><text:span text:style-name="T335">.</text:span></text:span></text:p>
          </table:table-cell>
        </table:table-row>
        <table:table-row table:style-name="TableLine94248486543680">
          <table:table-cell table:style-name="_32_._5f_Installatie_5f_uitvoeren.A1" office:value-type="string">
            <text:p text:style-name="P56"><text:span text:style-name="Strong_20_Emphasis"><text:span text:style-name="T415"/></text:span></text:p>
          </table:table-cell>
          <table:table-cell table:style-name="_32_._5f_Installatie_5f_uitvoeren.A1" office:value-type="string">
            <text:p text:style-name="P6"><text:span text:style-name="T349">Op </text:span><text:span text:style-name="T350">het </text:span><text:span text:style-name="T348">scherm </text:span><text:span text:style-name="Strong_20_Emphasis"><text:span text:style-name="T348">Wie bent u?</text:span></text:span><text:span text:style-name="T348"> </text:span><text:span text:style-name="T349">vul </text:span><text:span text:style-name="T351">in </text:span><text:span text:style-name="Strong_20_Emphasis"><text:span text:style-name="T352">Uw n</text:span></text:span><text:span text:style-name="Strong_20_Emphasis"><text:span text:style-name="T353">aam</text:span></text:span><text:span text:style-name="Strong_20_Emphasis"><text:span text:style-name="T338"> </text:span></text:span><text:span text:style-name="Definition"><text:span text:style-name="T417">gebruiker</text:span></text:span><text:span text:style-name="Strong_20_Emphasis"><text:span text:style-name="T339">, <text:line-break/></text:span></text:span><text:span text:style-name="Strong_20_Emphasis"><text:span text:style-name="T353">Naam </text:span></text:span><text:span text:style-name="Strong_20_Emphasis"><text:span text:style-name="T352">van uw </text:span></text:span><text:span text:style-name="Strong_20_Emphasis"><text:span text:style-name="T354">computer</text:span></text:span><text:span text:style-name="Definition"><text:span text:style-name="T413"> </text:span></text:span><text:span text:style-name="Definition"><text:span text:style-name="T417">computernaam</text:span></text:span><text:span text:style-name="Strong_20_Emphasis"><text:span text:style-name="T338">,<text:line-break/></text:span></text:span><text:span text:style-name="Strong_20_Emphasis"><text:span text:style-name="T352">Kies een g</text:span></text:span><text:span text:style-name="Strong_20_Emphasis"><text:span text:style-name="T354">ebruikersnaam</text:span></text:span><text:span text:style-name="Strong_20_Emphasis"><text:span text:style-name="T338"> </text:span></text:span><text:span text:style-name="Definition"><text:span text:style-name="T417">gebruikersnaam</text:span></text:span><text:span text:style-name="Strong_20_Emphasis"><text:span text:style-name="T338">,<text:line-break/></text:span></text:span><text:span text:style-name="Strong_20_Emphasis"><text:span text:style-name="T340">g</text:span></text:span><text:span text:style-name="Strong_20_Emphasis"><text:span text:style-name="T329">eef tweemaal een </text:span></text:span><text:span text:style-name="Strong_20_Emphasis"><text:span text:style-name="T346">wachtwoord</text:span></text:span><text:span text:style-name="Strong_20_Emphasis"><text:span text:style-name="T329">,</text:span></text:span><text:span text:style-name="Strong_20_Emphasis"><text:span text:style-name="T343"> </text:span></text:span><text:span text:style-name="Strong_20_Emphasis"><text:span text:style-name="T344">en</text:span></text:span><text:span text:style-name="Strong_20_Emphasis"><text:span text:style-name="T343"> </text:span></text:span><text:span text:style-name="Strong_20_Emphasis"><text:span text:style-name="T345">k</text:span></text:span><text:span text:style-name="Strong_20_Emphasis"><text:span text:style-name="T329">lik op </text:span></text:span><text:span text:style-name="Strong_20_Emphasis"><text:span text:style-name="T346">Verder</text:span></text:span><text:span text:style-name="Strong_20_Emphasis"><text:span text:style-name="T329">.</text:span></text:span></text:p>
          </table:table-cell>
        </table:table-row>
        <table:table-row table:style-name="TableLine9424848654430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48486544928">
          <table:table-cell table:style-name="_32_._5f_Installatie_5f_uitvoeren.A1" office:value-type="string">
            <text:p text:style-name="P56"><text:span text:style-name="Strong_20_Emphasis"><text:span text:style-name="T415"><text:s/></text:span></text:span><text:span text:style-name="T112"><draw:control text:anchor-type="as-char" draw:z-index="6" draw:name="Vorm21" draw:style-name="gr2" draw:text-style-name="P97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41">O</text:span></text:span><text:span text:style-name="Strong_20_Emphasis"><text:span text:style-name="T342">p het scherm </text:span></text:span><text:span text:style-name="Strong_20_Emphasis"><text:span text:style-name="T355">Installatie voltooid</text:span></text:span><text:span text:style-name="Strong_20_Emphasis"><text:span text:style-name="T342"> </text:span></text:span><text:span text:style-name="Strong_20_Emphasis"><text:span text:style-name="T341">klik </text:span></text:span><text:span text:style-name="Strong_20_Emphasis"><text:span text:style-name="T329">op </text:span></text:span><text:span text:style-name="Strong_20_Emphasis"><text:span text:style-name="T346">Nu herstarten</text:span></text:span><text:span text:style-name="Strong_20_Emphasis"><text:span text:style-name="T329">.</text:span></text:span></text:p>
          </table:table-cell>
        </table:table-row>
        <table:table-row table:style-name="TableLine9424848654555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48486546176">
          <table:table-cell table:style-name="_32_._5f_Installatie_5f_uitvoer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7" draw:name="Vorm22" draw:style-name="gr2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86">Verwijder </text:span></text:span><text:span text:style-name="Strong_20_Emphasis"><text:span text:style-name="T187">het </text:span></text:span><text:span text:style-name="Strong_20_Emphasis"><text:span text:style-name="T186">installatiemedium (</text:span></text:span><text:span text:style-name="Strong_20_Emphasis"><text:span text:style-name="T188">USB-stick of </text:span></text:span><text:span text:style-name="Strong_20_Emphasis"><text:span text:style-name="T167">C</text:span></text:span><text:span text:style-name="Strong_20_Emphasis"><text:span text:style-name="T188">D</text:span></text:span><text:span text:style-name="Strong_20_Emphasis"><text:span text:style-name="T52"><text:note-ref text:note-class="footnote" text:reference-format="text" text:ref-name="ftn6">3</text:note-ref></text:span></text:span><text:span text:style-name="Strong_20_Emphasis"><text:span text:style-name="T186">) </text:span></text:span><text:span text:style-name="Strong_20_Emphasis"><text:span text:style-name="T189">en</text:span></text:span><text:span text:style-name="Strong_20_Emphasis"><text:span text:style-name="T186"> </text:span></text:span><text:span text:style-name="Strong_20_Emphasis"><text:span text:style-name="T190">druk </text:span></text:span><text:span text:style-name="Strong_20_Emphasis"><text:span text:style-name="T191">op</text:span></text:span><text:span text:style-name="Strong_20_Emphasis"><text:span text:style-name="T190"> </text:span></text:span><text:span text:style-name="Strong_20_Emphasis"><text:span text:style-name="T165">de </text:span></text:span><text:span text:style-name="Strong_20_Emphasis"><text:span text:style-name="T166">Enter</text:span></text:span><text:span text:style-name="Strong_20_Emphasis"><text:span text:style-name="T165">-toets</text:span></text:span><text:span text:style-name="Strong_20_Emphasis"><text:span text:style-name="T192">.</text:span></text:span></text:p>
          </table:table-cell>
        </table:table-row>
      </table:table>
      <text:p text:style-name="P48"><text:span text:style-name="Strong_20_Emphasis"><text:span text:style-name="T190"/></text:span></text:p>
      <text:list xml:id="list201818238917965" text:continue-numbering="true" text:style-name="L1">
        <text:list-item>
          <text:p text:style-name="P89"><text:span text:style-name="Strong_20_Emphasis"><text:span text:style-name="T234">Installatie </text:span></text:span><text:span text:style-name="Strong_20_Emphasis"><text:span text:style-name="T235">afronden</text:span></text:span></text:p>
        </text:list-item>
      </text:list>
      <text:p text:style-name="P52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48486403344">
          <table:table-cell table:style-name="_33_._5f_Installatie_5f_afronden.A1" office:value-type="string">
            <text:p text:style-name="P57"><text:span text:style-name="Strong_20_Emphasis"><text:span text:style-name="T112"><text:s/></text:span></text:span><text:span text:style-name="Strong_20_Emphasis"><text:span text:style-name="T161"><draw:control text:anchor-type="as-char" draw:z-index="8" draw:name="Vorm24" draw:style-name="gr2" draw:text-style-name="P9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5">Aanmelden als </text:span></text:span><text:span text:style-name="Definition"><text:span text:style-name="T409">gebruiker</text:span></text:span><text:span text:style-name="Strong_20_Emphasis"><text:span text:style-name="T85">.</text:span></text:span></text:p>
          </table:table-cell>
        </table:table-row>
        <table:table-row table:style-name="TableLine942484867567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><text:span text:style-name="Strong_20_Emphasis"><text:span text:style-name="T193"/></text:span></text:p>
          </table:table-cell>
        </table:table-row>
        <table:table-row table:style-name="TableLine94248486727648">
          <table:table-cell table:style-name="_33_._5f_Installatie_5f_afronden.A1" office:value-type="string">
            <text:p text:style-name="P57"><text:span text:style-name="Strong_20_Emphasis"><text:span text:style-name="T112"><text:s/></text:span></text:span><text:span text:style-name="Strong_20_Emphasis"><text:span text:style-name="T161"><draw:control text:anchor-type="as-char" draw:z-index="9" draw:name="Vorm25" draw:style-name="gr2" draw:text-style-name="P9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</text:span></text:span><text:span text:style-name="Strong_20_Emphasis"><text:span text:style-name="T193"> </text:span></text:span><text:span text:style-name="Strong_20_Emphasis"><text:span text:style-name="T236">Volgende</text:span></text:span><text:span text:style-name="Strong_20_Emphasis"><text:span text:style-name="T193">.</text:span></text:span></text:p>
          </table:table-cell>
        </table:table-row>
        <table:table-row table:style-name="TableLine94248486749296">
          <table:table-cell table:style-name="_33_._5f_Installatie_5f_afronden.A1" office:value-type="string">
            <text:p text:style-name="P57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37">Klaar om te beginnen </text:span></text:span><text:span text:style-name="Strong_20_Emphasis"><text:span text:style-name="T193">klik op </text:span></text:span><text:span text:style-name="Strong_20_Emphasis"><text:span text:style-name="T236">Vol</text:span></text:span><text:span text:style-name="Strong_20_Emphasis"><text:span text:style-name="T238">tooid</text:span></text:span><text:span text:style-name="Strong_20_Emphasis"><text:span text:style-name="T193">.</text:span></text:span></text:p>
          </table:table-cell>
        </table:table-row>
        <table:table-row table:style-name="TableLine942484867522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48486752736">
          <table:table-cell table:style-name="_33_._5f_Installatie_5f_afronden.A1" office:value-type="string">
            <text:p text:style-name="P57"><text:span text:style-name="Strong_20_Emphasis"><text:span text:style-name="T112"><text:s/></text:span></text:span><text:span text:style-name="Strong_20_Emphasis"><text:span text:style-name="T161"><draw:control text:anchor-type="as-char" draw:z-index="10" draw:name="Vorm27" draw:style-name="gr2" draw:text-style-name="P9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4">s</text:span></text:span><text:span text:style-name="Strong_20_Emphasis"><text:span text:style-name="T196"> </text:span></text:span><text:span text:style-name="Strong_20_Emphasis"><text:span text:style-name="T195">toe </text:span></text:span><text:span text:style-name="Strong_20_Emphasis"><text:span text:style-name="T114">via </text:span></text:span><text:span text:style-name="Strong_20_Emphasis"><text:span text:style-name="T124">een </text:span></text:span><text:span text:style-name="Strong_20_Emphasis"><text:span text:style-name="T130">druk op de </text:span></text:span><text:span text:style-name="Strong_20_Emphasis"><text:span text:style-name="T127">Super</text:span></text:span><text:span text:style-name="Strong_20_Emphasis"><text:span text:style-name="T130">-toets</text:span></text:span><text:span text:style-name="Strong_20_Emphasis"><text:span text:style-name="T130"><text:note text:id="ftn7" text:note-class="footnote"><text:note-citation>1</text:note-citation><text:note-body><text:p text:style-name="P46"><text:span text:style-name="T286">De </text:span><text:span text:style-name="T287">Super</text:span><text:span text:style-name="T286">-toets is de Windows</text:span><text:span text:style-name="T288">-</text:span><text:span text:style-name="T289">toets</text:span><text:span text:style-name="T286">, </text:span><text:span text:style-name="T288">C</text:span><text:span text:style-name="T286">ommand-</text:span><text:span text:style-name="T289">toets</text:span><text:span text:style-name="T286">, of </text:span><text:span text:style-name="T288">V</text:span><text:span text:style-name="T286">ergrootglas-toets.</text:span></text:p></text:note-body></text:note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5">geb</text:span></text:span><text:span text:style-name="Strong_20_Emphasis"><text:span text:style-name="T206">r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</text:span></text:span><text:span text:style-name="Strong_20_Emphasis"><text:span text:style-name="T139">bij </text:span></text:span><text:span text:style-name="Strong_20_Emphasis"><text:span text:style-name="T221">Instellingen </text:span></text:span><text:span text:style-name="Strong_20_Emphasis"><text:span text:style-name="T140">rechts o</text:span></text:span><text:span text:style-name="Strong_20_Emphasis"><text:span text:style-name="T114">p </text:span></text:span><text:span text:style-name="Strong_20_Emphasis"><text:span text:style-name="T222">Gebruikers</text:span></text:span><text:span text:style-name="Strong_20_Emphasis"><text:span text:style-name="T141">.</text:span></text:span></text:p>
          </table:table-cell>
        </table:table-row>
        <table:table-row table:style-name="TableLine9424848660811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1"><text:span text:style-name="Strong_20_Emphasis"><text:span text:style-name="T168">Klik links</text:span></text:span><text:span text:style-name="Strong_20_Emphasis"><text:span text:style-name="T199"> </text:span></text:span><text:span text:style-name="Strong_20_Emphasis"><text:span text:style-name="T142">op </text:span></text:span><text:span text:style-name="Strong_20_Emphasis"><text:span text:style-name="T207">Ontgrendelen</text:span></text:span><text:span text:style-name="Strong_20_Emphasis"><text:span text:style-name="T142"> </text:span></text:span><text:span text:style-name="Strong_20_Emphasis"><text:span text:style-name="T143">en daarna op </text:span></text:span><text:span text:style-name="Strong_20_Emphasis"><text:span text:style-name="T244">Gebruik</text:span></text:span><text:span text:style-name="Strong_20_Emphasis"><text:span text:style-name="T245">er</text:span></text:span><text:span text:style-name="Strong_20_Emphasis"><text:span text:style-name="T244"> toevoegen</text:span></text:span><text:span text:style-name="Strong_20_Emphasis"><text:span text:style-name="T143">.</text:span></text:span></text:p>
          </table:table-cell>
        </table:table-row>
        <table:table-row table:style-name="TableLine9424848663766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1"><text:span text:style-name="Strong_20_Emphasis"><text:span text:style-name="T199">Sluit </text:span></text:span><text:span text:style-name="Strong_20_Emphasis"><text:span text:style-name="T244">Gebruiker toevoegen</text:span></text:span><text:span text:style-name="Strong_20_Emphasis"><text:span text:style-name="T143">.</text:span></text:span></text:p>
          </table:table-cell>
        </table:table-row>
        <table:table-row table:style-name="TableLine9424848663632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48486748144">
          <table:table-cell table:style-name="_33_._5f_Installatie_5f_afronden.A1" office:value-type="string">
            <text:p text:style-name="P42"><text:span text:style-name="Strong_20_Emphasis"><text:span text:style-name="T100"><text:s/></text:span></text:span><text:span text:style-name="Strong_20_Emphasis"><text:span text:style-name="T160"><draw:control text:anchor-type="as-char" draw:z-index="24" draw:name="Vorm 2" draw:style-name="gr2" draw:text-style-name="P9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1">Controleer </text:span></text:span><text:span text:style-name="Strong_20_Emphasis"><text:span text:style-name="T172">of er </text:span></text:span><text:span text:style-name="Strong_20_Emphasis"><text:span text:style-name="T173">extra stuurprogramma's zijn</text:span></text:span><text:span text:style-name="Strong_20_Emphasis"><text:span text:style-name="T172"> </text:span></text:span><text:span text:style-name="Strong_20_Emphasis"><text:span text:style-name="T174">via </text:span></text:span><text:span text:style-name="Strong_20_Emphasis"><text:span text:style-name="T101">een </text:span></text:span><text:span text:style-name="Strong_20_Emphasis"><text:span text:style-name="T102">druk</text:span></text:span><text:span text:style-name="Strong_20_Emphasis"><text:span text:style-name="T101"> op</text:span></text:span><text:span text:style-name="Strong_20_Emphasis"><text:span text:style-name="T103"> de </text:span></text:span><text:span text:style-name="Strong_20_Emphasis"><text:span text:style-name="T104">Super</text:span></text:span><text:span text:style-name="Strong_20_Emphasis"><text:span text:style-name="T103">-toets</text:span></text:span><text:span text:style-name="Strong_20_Emphasis"><text:span text:style-name="T51"><text:note-ref text:note-class="footnote" text:reference-format="text" text:ref-name="ftn7">1</text:note-ref></text:span></text:span><text:span text:style-name="Strong_20_Emphasis"><text:span text:style-name="T101">, </text:span></text:span><text:span text:style-name="Strong_20_Emphasis"><text:span text:style-name="T105">t</text:span></text:span><text:span text:style-name="Strong_20_Emphasis"><text:span text:style-name="T106">yp </text:span></text:span><text:span text:style-name="Strong_20_Emphasis"><text:span text:style-name="T211">stuu</text:span></text:span><text:span text:style-name="Strong_20_Emphasis"><text:span text:style-name="T107"> </text:span></text:span><text:span text:style-name="Strong_20_Emphasis"><text:span text:style-name="T108">e</text:span></text:span><text:span text:style-name="Strong_20_Emphasis"><text:span text:style-name="T109">n </text:span></text:span><text:span text:style-name="Strong_20_Emphasis"><text:span text:style-name="T110">k</text:span></text:span><text:span text:style-name="Strong_20_Emphasis"><text:span text:style-name="T109">lik op het pictogram van</text:span></text:span><text:span text:style-name="Strong_20_Emphasis"><text:span text:style-name="T111"> </text:span></text:span><text:span text:style-name="Strong_20_Emphasis"><text:span text:style-name="T212">Ex</text:span></text:span><text:span text:style-name="Strong_20_Emphasis"><text:span text:style-name="T213">tra stuurprogramma's</text:span></text:span><text:span text:style-name="Strong_20_Emphasis"><text:span text:style-name="T101">.</text:span></text:span></text:p>
          </table:table-cell>
        </table:table-row>
        <table:table-row table:style-name="TableLine9424848672286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2484867454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48486635760">
          <table:table-cell table:style-name="_33_._5f_Installatie_5f_afronden.A1" office:value-type="string">
            <text:p text:style-name="P57"><text:span text:style-name="Strong_20_Emphasis"><text:span text:style-name="T112"><text:s/></text:span></text:span><text:span text:style-name="Strong_20_Emphasis"><text:span text:style-name="T161"><draw:control text:anchor-type="as-char" draw:z-index="11" draw:name="Vorm29" draw:style-name="gr2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4">een </text:span></text:span><text:span text:style-name="Strong_20_Emphasis"><text:span text:style-name="T144">druk</text:span></text:span><text:span text:style-name="Strong_20_Emphasis"><text:span text:style-name="T124"> op</text:span></text:span><text:span text:style-name="Strong_20_Emphasis"><text:span text:style-name="T145"> de </text:span></text:span><text:span text:style-name="Strong_20_Emphasis"><text:span text:style-name="T127">Super</text:span></text:span><text:span text:style-name="Strong_20_Emphasis"><text:span text:style-name="T145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8">upd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 </text:span></text:span><text:span text:style-name="Strong_20_Emphasis"><text:span text:style-name="T246">Updatebeheer</text:span></text:span><text:span text:style-name="Strong_20_Emphasis"><text:span text:style-name="T145">.</text:span></text:span></text:p>
          </table:table-cell>
        </table:table-row>
        <table:table-row table:style-name="TableLine94248486632208">
          <table:table-cell table:style-name="_33_._5f_Installatie_5f_afronden.A1" office:value-type="string">
            <text:p text:style-name="P57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5"><text:span text:style-name="T320">Als</text:span><text:span text:style-name="T321"> </text:span><text:span text:style-name="T322">er </text:span><text:span text:style-name="T321">updates beschikbaar zijn, k</text:span><text:span text:style-name="T323">lik op </text:span><text:span text:style-name="Strong_20_Emphasis"><text:span text:style-name="T323">Nu installeren</text:span></text:span><text:span text:style-name="T323">.</text:span></text:p>
          </table:table-cell>
        </table:table-row>
        <table:table-row table:style-name="TableLine94248486681680">
          <table:table-cell table:style-name="_33_._5f_Installatie_5f_afronden.A1" office:value-type="string">
            <text:p text:style-name="P57"><text:span text:style-name="Strong_20_Emphasis"><text:span text:style-name="T161"/></text:span></text:p>
          </table:table-cell>
          <table:table-cell table:style-name="_33_._5f_Installatie_5f_afronden.A1" office:value-type="string">
            <text:p text:style-name="P55"><text:span text:style-name="T324">A</text:span><text:span text:style-name="T415">ls </text:span><text:span text:style-name="Strong_20_Emphasis"><text:span text:style-name="T325">Updatebeheer </text:span></text:span><text:span text:style-name="T415">hierom vraagt, </text:span><text:span text:style-name="T418">h</text:span><text:span text:style-name="T415">erstart </text:span><text:span text:style-name="T419">de</text:span><text:span text:style-name="T415"> computer </text:span><text:span text:style-name="T420">en daarna weer aanmelden als </text:span><text:span text:style-name="Definition"><text:span text:style-name="T412">gebruiker</text:span></text:span><text:span text:style-name="T415">.</text:span></text:p>
          </table:table-cell>
        </table:table-row>
        <table:table-row table:style-name="TableLine942484867474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48486588816">
          <table:table-cell table:style-name="_33_._5f_Installatie_5f_afron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18" draw:name="Vorm4_1" draw:style-name="gr2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12">Installeer </text:span></text:span><text:span text:style-name="Strong_20_Emphasis"><text:span text:style-name="T113">pakket kz</text:span></text:span><text:span text:style-name="Strong_20_Emphasis"><text:span text:style-name="T112"> </text:span></text:span><text:span text:style-name="Strong_20_Emphasis"><text:span text:style-name="T114">via </text:span></text:span><text:span text:style-name="Strong_20_Emphasis"><text:span text:style-name="T116">het </text:span></text:span><text:span text:style-name="Strong_20_Emphasis"><text:span text:style-name="T117">s</text:span></text:span><text:span text:style-name="Strong_20_Emphasis"><text:span text:style-name="T114">tart</text:span></text:span><text:span text:style-name="Strong_20_Emphasis"><text:span text:style-name="T116">en van</text:span></text:span><text:span text:style-name="Strong_20_Emphasis"><text:span text:style-name="T118"> </text:span></text:span><text:span text:style-name="Strong_20_Emphasis"><text:span text:style-name="T202">Terminalvenster</text:span></text:span><text:span text:style-name="Strong_20_Emphasis"><text:span text:style-name="T114"> met toetscombinatie <text:line-break/></text:span></text:span><text:span text:style-name="Strong_20_Emphasis"><text:span text:style-name="T115">Ctrl</text:span></text:span><text:span text:style-name="Strong_20_Emphasis"><text:span text:style-name="T114"> </text:span></text:span><text:span text:style-name="Strong_20_Emphasis"><text:span text:style-name="T115">Alt</text:span></text:span><text:span text:style-name="Strong_20_Emphasis"><text:span text:style-name="T114"> </text:span></text:span><text:span text:style-name="Strong_20_Emphasis"><text:span text:style-name="T115">T</text:span></text:span><text:span text:style-name="Strong_20_Emphasis"><text:span text:style-name="T116">. </text:span></text:span></text:p>
          </table:table-cell>
        </table:table-row>
        <table:table-row table:style-name="TableLine94248486746384">
          <table:table-cell table:style-name="_33_._5f_Installatie_5f_afronden.A1" office:value-type="string">
            <text:p text:style-name="P6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4"><text:span text:style-name="T421">Typ</text:span><text:span text:style-name="Strong_20_Emphasis"><text:span text:style-name="T119">, of </text:span></text:span><text:span text:style-name="Strong_20_Emphasis"><text:span text:style-name="T116">kopieer en plak, de</text:span></text:span><text:span text:style-name="Strong_20_Emphasis"><text:span text:style-name="T146">z</text:span></text:span><text:span text:style-name="Strong_20_Emphasis"><text:span text:style-name="T116">e </text:span></text:span><text:span text:style-name="Strong_20_Emphasis"><text:span text:style-name="T121">twee </text:span></text:span><text:span text:style-name="Strong_20_Emphasis"><text:span text:style-name="T116">opdrachten, ieder gevolgd door de </text:span></text:span><text:span text:style-name="Strong_20_Emphasis"><text:span text:style-name="T115">Enter</text:span></text:span><text:span text:style-name="Strong_20_Emphasis"><text:span text:style-name="T114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248486611616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5"><text:span text:style-name="T415">V</text:span><text:span text:style-name="Strong_20_Emphasis"><text:span text:style-name="T122">olg </text:span></text:span><text:span text:style-name="Strong_20_Emphasis"><text:span text:style-name="T123">de aanwijzingen op het scherm.</text:span></text:span></text:p>
          </table:table-cell>
        </table:table-row>
        <table:table-row table:style-name="TableLine94248486610032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48486733680">
          <table:table-cell table:style-name="_33_._5f_Installatie_5f_afronden.A1" office:value-type="string">
            <text:p text:style-name="P57"><text:span text:style-name="Strong_20_Emphasis"><text:span text:style-name="T112"><text:s/></text:span></text:span><text:span text:style-name="Strong_20_Emphasis"><text:span text:style-name="T161"><draw:control text:anchor-type="as-char" draw:z-index="12" draw:name="Vorm37" draw:style-name="gr2" draw:text-style-name="P9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47">Rond de</text:span></text:span><text:span text:style-name="Strong_20_Emphasis"><text:span text:style-name="T148"> installatie </text:span></text:span><text:span text:style-name="Strong_20_Emphasis"><text:span text:style-name="T147">af </text:span></text:span><text:span text:style-name="Strong_20_Emphasis"><text:span text:style-name="T114">via </text:span></text:span><text:span text:style-name="Strong_20_Emphasis"><text:span text:style-name="T149">een</text:span></text:span><text:span text:style-name="Strong_20_Emphasis"><text:span text:style-name="T150"> druk</text:span></text:span><text:span text:style-name="Strong_20_Emphasis"><text:span text:style-name="T149"> op</text:span></text:span><text:span text:style-name="Strong_20_Emphasis"><text:span text:style-name="T145"> de </text:span></text:span><text:span text:style-name="Strong_20_Emphasis"><text:span text:style-name="T127">Super</text:span></text:span><text:span text:style-name="Strong_20_Emphasis"><text:span text:style-name="T145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9">men</text:span></text:span><text:span text:style-name="Strong_20_Emphasis"><text:span text:style-name="T204">u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 </text:span></text:span><text:span text:style-name="Strong_20_Emphasis"><text:span text:style-name="T239">Installatiem</text:span></text:span><text:span text:style-name="Strong_20_Emphasis"><text:span text:style-name="T240">enu</text:span></text:span><text:span text:style-name="Strong_20_Emphasis"><text:span text:style-name="T130">.</text:span></text:span></text:p>
          </table:table-cell>
        </table:table-row>
        <table:table-row table:style-name="TableLine94248486734352">
          <table:table-cell table:style-name="_33_._5f_Installatie_5f_afronden.A1" office:value-type="string">
            <text:p text:style-name="P57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151">K</text:span></text:span><text:span text:style-name="Strong_20_Emphasis"><text:span text:style-name="T134">ie</text:span></text:span><text:span text:style-name="Strong_20_Emphasis"><text:span text:style-name="T135">s </text:span></text:span><text:span text:style-name="Strong_20_Emphasis"><text:span text:style-name="T247">3</text:span></text:span><text:span text:style-name="Strong_20_Emphasis"><text:span text:style-name="T200"> </text:span></text:span><text:span text:style-name="Strong_20_Emphasis"><text:span text:style-name="T248">Installatie</text:span></text:span><text:span text:style-name="Strong_20_Emphasis"><text:span text:style-name="T249"> </text:span></text:span><text:span text:style-name="Strong_20_Emphasis"><text:span text:style-name="T250">afronden</text:span></text:span><text:span text:style-name="Strong_20_Emphasis"><text:span text:style-name="T151"> </text:span></text:span><text:span text:style-name="Strong_20_Emphasis"><text:span text:style-name="T136">en </text:span></text:span><text:span text:style-name="Strong_20_Emphasis"><text:span text:style-name="T152">v</text:span></text:span><text:span text:style-name="Strong_20_Emphasis"><text:span text:style-name="T123">olg de aanwijzingen op het scherm</text:span></text:span><text:span text:style-name="Strong_20_Emphasis"><text:span text:style-name="T201"><text:note text:id="ftn8" text:note-class="footnote"><text:note-citation>2</text:note-citation><text:note-body><text:p text:style-name="P82"><text:span text:style-name="T424">De installatie </text:span>kan nagelopen worden <text:span text:style-name="T400">met </text:span>bestand <text:span text:style-name="T327">A</text:span><text:span text:style-name="T425">ppli</text:span><text:span text:style-name="T426">j</text:span><text:span text:style-name="T425">st</text:span> in <text:span text:style-name="T400">map</text:span><text:span text:style-name="T398"> </text:span><text:span text:style-name="T399">kz</text:span><text:span text:style-name="T400"> </text:span><text:span text:style-name="T401">in </text:span><text:span text:style-name="T398">Documenten</text:span>.</text:p></text:note-body></text:note></text:span></text:span><text:span text:style-name="Strong_20_Emphasis"><text:span text:style-name="T123">.</text:span></text:span></text:p>
          </table:table-cell>
        </table:table-row>
        <table:table-row table:style-name="TableLine94248486701056"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248486728144">
          <table:table-cell table:style-name="_33_._5f_Installatie_5f_afronden.A1" office:value-type="string">
            <text:p text:style-name="P85"><text:span text:style-name="Strong_20_Emphasis"><text:span text:style-name="T112"><text:s/></text:span></text:span><text:span text:style-name="Strong_20_Emphasis"><text:span text:style-name="T161"><draw:control text:anchor-type="as-char" draw:z-index="23" draw:name="Vorm 1" draw:style-name="gr2" draw:text-style-name="P9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4">Herstart de computer.</text:p>
          </table:table-cell>
        </table:table-row>
      </table:table>
      <text:p text:style-name="P52"><text:span text:style-name="Strong_20_Emphasis"><text:span text:style-name="T85"><text:tab/></text:span></text:span></text:p>
      <text:p text:style-name="P53"><text:span text:style-name="Strong_20_Emphasis"><text:span text:style-name="T136"/></text:span></text:p>
      <text:p text:style-name="P54"><text:span text:style-name="Strong_20_Emphasis"><text:span text:style-name="T123"/></text:span></text:p>
      <text:list xml:id="list201818949244871" text:continue-numbering="true" text:style-name="L1">
        <text:list-item>
          <text:p text:style-name="P92"><text:span text:style-name="Strong_20_Emphasis"><text:span text:style-name="T404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48486728848">
          <table:table-cell table:style-name="Tabel2.A1" office:value-type="string">
            <text:p text:style-name="P65"><text:span text:style-name="Strong_20_Emphasis"><text:span text:style-name="T112"><text:s/></text:span></text:span><text:span text:style-name="Strong_20_Emphasis"><text:span text:style-name="T161"><draw:control text:anchor-type="as-char" draw:z-index="19" draw:name="Vorm40_0" draw:style-name="gr2" draw:text-style-name="P97" svg:width="0.35cm" svg:height="0.35cm" draw:control="control20"/></text:span></text:span></text:p>
          </table:table-cell>
          <table:table-cell table:style-name="Tabel2.A1" office:value-type="string">
            <text:p text:style-name="P23"><text:span text:style-name="Strong_20_Emphasis"><text:span text:style-name="T85">Aanmelden als </text:span></text:span><text:span text:style-name="Definition"><text:span text:style-name="T409">gebruiker</text:span></text:span><text:span text:style-name="Strong_20_Emphasis"><text:span text:style-name="T153"><text:note text:id="ftn9" text:note-class="footnote"><text:note-citation>1</text:note-citation><text:note-body><text:p text:style-name="P81"><text:span text:style-name="User_20_Entry"><text:span text:style-name="T268">E</text:span></text:span><text:span text:style-name="User_20_Entry"><text:span text:style-name="T269">ventuele extra </text:span></text:span><text:span text:style-name="User_20_Entry"><text:span text:style-name="T270">gebruiker</text:span></text:span><text:span text:style-name="User_20_Entry"><text:span text:style-name="T26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24848665515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5"/>
          </table:table-cell>
        </table:table-row>
        <table:table-row table:style-name="TableLine94248486826144">
          <table:table-cell table:style-name="Tabel2.A1" office:value-type="string">
            <text:p text:style-name="P73"><text:span text:style-name="Strong_20_Emphasis"><text:span text:style-name="T112"><text:s/></text:span></text:span><text:span text:style-name="Strong_20_Emphasis"><text:span text:style-name="T161"><draw:control text:anchor-type="as-char" draw:z-index="21" draw:name="Vorm40_2" draw:style-name="gr2" draw:text-style-name="P97" svg:width="0.35cm" svg:height="0.35cm" draw:control="control22"/></text:span></text:span></text:p>
          </table:table-cell>
          <table:table-cell table:style-name="Tabel2.A1" office:value-type="string">
            <text:p text:style-name="P22"><text:span text:style-name="Strong_20_Emphasis"><text:span text:style-name="T154">R</text:span></text:span><text:span text:style-name="Strong_20_Emphasis"><text:span text:style-name="T155">icht </text:span></text:span><text:span text:style-name="Strong_20_Emphasis"><text:span text:style-name="T156">de </text:span></text:span><text:span text:style-name="Definition"><text:span text:style-name="T6">gebruiker</text:span></text:span><text:span text:style-name="Strong_20_Emphasis"><text:span text:style-name="T155"> </text:span></text:span><text:span text:style-name="Strong_20_Emphasis"><text:span text:style-name="T157">in </text:span></text:span><text:span text:style-name="Strong_20_Emphasis"><text:span text:style-name="T114">via </text:span></text:span><text:span text:style-name="Strong_20_Emphasis"><text:span text:style-name="T149">een</text:span></text:span><text:span text:style-name="Strong_20_Emphasis"><text:span text:style-name="T150"> druk</text:span></text:span><text:span text:style-name="Strong_20_Emphasis"><text:span text:style-name="T149"> op</text:span></text:span><text:span text:style-name="Strong_20_Emphasis"><text:span text:style-name="T145"> de </text:span></text:span><text:span text:style-name="Strong_20_Emphasis"><text:span text:style-name="T127">Super</text:span></text:span><text:span text:style-name="Strong_20_Emphasis"><text:span text:style-name="T145">-toets</text:span></text:span><text:span text:style-name="Strong_20_Emphasis"><text:span text:style-name="T50"><text:note text:id="ftn10" text:note-class="footnote"><text:note-citation>2</text:note-citation><text:note-body><text:p text:style-name="P78"><text:span text:style-name="T271">D</text:span>e <text:span text:style-name="T392">Super</text:span>-toets <text:span text:style-name="T271">is </text:span>de Windows<text:span text:style-name="T396">-</text:span><text:span text:style-name="T391">toets</text:span>, <text:span text:style-name="T396">C</text:span>ommand-<text:span text:style-name="T391">toets</text:span>, of <text:span text:style-name="T396">V</text:span>ergrootglas-toets.</text:p></text:note-body></text:note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9">men</text:span></text:span><text:span text:style-name="Strong_20_Emphasis"><text:span text:style-name="T204">u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 </text:span></text:span><text:span text:style-name="Strong_20_Emphasis"><text:span text:style-name="T239">Installatiem</text:span></text:span><text:span text:style-name="Strong_20_Emphasis"><text:span text:style-name="T240">enu</text:span></text:span><text:span text:style-name="Strong_20_Emphasis"><text:span text:style-name="T130">.</text:span></text:span></text:p>
          </table:table-cell>
        </table:table-row>
        <table:table-row table:style-name="TableLine9424848685091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><text:span text:style-name="Strong_20_Emphasis"><text:span text:style-name="T151">K</text:span></text:span><text:span text:style-name="Strong_20_Emphasis"><text:span text:style-name="T134">ie</text:span></text:span><text:span text:style-name="Strong_20_Emphasis"><text:span text:style-name="T135">s </text:span></text:span><text:span text:style-name="Strong_20_Emphasis"><text:span text:style-name="T247">4 </text:span></text:span><text:span text:style-name="Strong_20_Emphasis"><text:span text:style-name="T210">Gebruiker inrichten</text:span></text:span><text:span text:style-name="Strong_20_Emphasis"><text:span text:style-name="T151"> </text:span></text:span><text:span text:style-name="Strong_20_Emphasis"><text:span text:style-name="T136">en </text:span></text:span><text:span text:style-name="Strong_20_Emphasis"><text:span text:style-name="T152">v</text:span></text:span><text:span text:style-name="Strong_20_Emphasis"><text:span text:style-name="T123">olg de aanwijzingen op het scherm</text:span></text:span><text:span text:style-name="Strong_20_Emphasis"><text:span text:style-name="T201"><text:note text:id="ftn11" text:note-class="footnote"><text:note-citation>3</text:note-citation><text:note-body><text:p text:style-name="P82">Het inrichten kan nagelopen worden <text:span text:style-name="T400">met </text:span>bestanden in <text:span text:style-name="T400">map</text:span><text:span text:style-name="T398"> </text:span><text:span text:style-name="T399">kz </text:span><text:span text:style-name="T401">in </text:span><text:span text:style-name="T398">Documenten</text:span>.</text:p></text:note-body></text:note></text:span></text:span><text:span text:style-name="Strong_20_Emphasis"><text:span text:style-name="T201">.</text:span></text:span></text:p>
          </table:table-cell>
        </table:table-row>
        <table:table-row table:style-name="TableLine9424848651520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/>
          </table:table-cell>
        </table:table-row>
        <table:table-row table:style-name="TableLine94248486826992">
          <table:table-cell table:style-name="Tabel2.A1" office:value-type="string">
            <text:p text:style-name="P39"><text:span text:style-name="Strong_20_Emphasis"><text:span text:style-name="T100"><text:s/></text:span></text:span><text:span text:style-name="Strong_20_Emphasis"><text:span text:style-name="T160"><draw:control text:anchor-type="as-char" draw:z-index="22" draw:name="Vorm40_1" draw:style-name="gr2" draw:text-style-name="P97" svg:width="0.35cm" svg:height="0.35cm" draw:control="control23"/></text:span></text:span></text:p>
          </table:table-cell>
          <table:table-cell table:style-name="Tabel2.A1" office:value-type="string">
            <text:p text:style-name="P47">Afmelden.</text:p>
          </table:table-cell>
        </table:table-row>
      </table:table>
      <text:p text:style-name="P19"><text:span text:style-name="Strong_20_Emphasis"><text:span text:style-name="T158"/></text:span></text:p>
      <text:p text:style-name="P38"/>
      <text:p text:style-name="P40"><text:span text:style-name="T281">E</text:span><text:span text:style-name="T282">inde c</text:span><text:span text:style-name="T283">hecklist, </text:span><text:span text:style-name="T284">d</text:span><text:span text:style-name="T283">e installatie van </text:span><text:span text:style-name="T283"><text:reference-ref text:reference-format="text" text:ref-name="Distributie">Ubuntu</text:reference-ref></text:span><text:span text:style-name="T283"><text:s/></text:span><text:span text:style-name="T285"><text:reference-ref text:reference-format="text" text:ref-name="Versie">22.04</text:reference-ref></text:span><text:span text:style-name="Strong_20_Emphasis"><text:span text:style-name="T303"><text:s/></text:span></text:span><text:span text:style-name="Strong_20_Emphasis"><text:span text:style-name="T304">LTS</text:span></text:span><text:span text:style-name="T48"> </text:span><text:span text:style-name="T283"><text:reference-ref text:reference-format="text" text:ref-name="Editie">desktop</text:reference-ref></text:span><text:span text:style-name="T283"><text:s/>is voltooid.</text:span></text:p>
      <text:p text:style-name="P17"/>
      <text:p text:style-name="P5"><text:span text:style-name="T170">Geschreven</text:span><text:span text:style-name="T93"> door Karel Zimmer &lt;</text:span><text:a xlink:type="simple" xlink:href="mailto:info@karelzimmer.nl" text:style-name="Internet_20_link" text:visited-style-name="Visited_20_Internet_20_Link"><text:span text:style-name="T415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3T20:18:17.119695623">23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3T20:18:16.882876555</dc:date>
    <meta:keyword>Installatie</meta:keyword>
    <meta:keyword>Checklist</meta:keyword>
    <meta:keyword>Linux</meta:keyword>
    <meta:editing-cycles>6369</meta:editing-cycles>
    <meta:editing-duration>P11DT5H51M31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69" meta:character-count="5988" meta:non-whitespace-character-count="5148"/>
    <meta:user-defined meta:name="Info 1"/>
    <meta:user-defined meta:name="Info 2"/>
    <meta:user-defined meta:name="Info 3"/>
    <meta:user-defined meta:name="Info 4"/>
  </office:meta>
</office:document-meta>
</file>